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4"/>ステップ11　可変長の引数（順伝播編）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11.1　Functionクラスの修正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11.2　Addクラスの実装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4"/>ステップ12　可変長の引数（改善編）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12.1　1つ目の改善：関数を使いやすく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12.2　2つ目の改善：関数を実装しやすく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12.3　add関数の実装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/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5　複雑な計算グラフ（理論編）</text:p>
          </table:table-cell>
          <table:table-cell/>
        </table:table-row>
        <table:table-row table:style-name="ro1">
          <table:table-cell office:value-type="string" calcext:value-type="string">
            <text:p><text:s text:c="8"/>15.1　逆伝播の正しい順番</text:p>
          </table:table-cell>
          <table:table-cell/>
        </table:table-row>
        <table:table-row table:style-name="ro1">
          <table:table-cell office:value-type="string" calcext:value-type="string">
            <text:p><text:s text:c="8"/>15.2　現状のDeZero</text:p>
          </table:table-cell>
          <table:table-cell/>
        </table:table-row>
        <table:table-row table:style-name="ro1">
          <table:table-cell office:value-type="string" calcext:value-type="string">
            <text:p><text:s text:c="8"/>15.3　関数の優先度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  <table:table-cell/>
        </table:table-row>
        <table:table-row table:style-name="ro1">
          <table:table-cell office:value-type="string" calcext:value-type="string">
            <text:p><text:s text:c="8"/>16.1　世代の追加</text:p>
          </table:table-cell>
          <table:table-cell/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/>
        </table:table-row>
        <table:table-row table:style-name="ro1">
          <table:table-cell office:value-type="string" calcext:value-type="string">
            <text:p><text:s text:c="8"/>16.4　動作確認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  <table:table-cell/>
        </table:table-row>
        <table:table-row table:style-name="ro1">
          <table:table-cell office:value-type="string" calcext:value-type="string">
            <text:p><text:s text:c="8"/>23.1　ファイル構成</text:p>
          </table:table-cell>
          <table:table-cell/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  <table:table-cell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/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/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00/00/00</text:date>, <text:time style:data-style-name="N2" text:time-value="11:58:18.719574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18T12:56:43.954316766</dc:date>
    <meta:editing-duration>PT2H26M21S</meta:editing-duration>
    <meta:editing-cycles>15</meta:editing-cycles>
    <meta:document-statistic meta:table-count="6" meta:cell-count="331" meta:object-count="0"/>
    <meta:user-defined meta:name=""/>
  </office:meta>
</office:document-meta>
</file>